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Row.finalize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Row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ow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mustKeepWith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ow.mustKeepToget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ow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addChildNode( FONode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Row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mustKeepWith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ow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ow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TableRow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getTable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processNode( String elementName , Locator locator , Attributes attlist , PropertyList p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Row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Row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Row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.isTable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